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eX Gyre DejaVu Math" fo:font-size="9.75pt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eX Gyre DejaVu Math" officeooo:rsid="00186cfc" officeooo:paragraph-rsid="00186cfc"/>
    </style:style>
    <style:style style:name="P4" style:family="paragraph" style:parent-style-name="Standard">
      <style:paragraph-properties fo:text-align="center" style:justify-single-word="false"/>
      <style:text-properties style:font-name="TeX Gyre DejaVu Math" fo:font-weight="bold" officeooo:rsid="00186cfc" officeooo:paragraph-rsid="00186cf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eX Gyre DejaVu Math" fo:font-weight="bold" officeooo:rsid="001bbb09" officeooo:paragraph-rsid="001f302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eX Gyre DejaVu Math" fo:font-weight="bold" officeooo:rsid="00196472" officeooo:paragraph-rsid="0019647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eX Gyre DejaVu Math" fo:font-size="16pt" fo:font-weight="bold" officeooo:rsid="001bbb09" officeooo:paragraph-rsid="001f3025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eX Gyre DejaVu Math" fo:font-size="14pt" fo:font-weight="bold" officeooo:rsid="00246732" officeooo:paragraph-rsid="0024673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eX Gyre DejaVu Math" fo:font-size="14pt" fo:font-weight="bold" officeooo:rsid="00246732" officeooo:paragraph-rsid="0025151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eX Gyre DejaVu Math" fo:font-size="14pt" fo:font-weight="bold" officeooo:rsid="002735b3" officeooo:paragraph-rsid="0032451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eX Gyre DejaVu Math" fo:font-size="14pt" fo:font-weight="bold" officeooo:rsid="00202d37" officeooo:paragraph-rsid="0025151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eX Gyre DejaVu Math" fo:font-size="14pt" fo:font-weight="bold" officeooo:rsid="002f37ab" officeooo:paragraph-rsid="002f37ab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eX Gyre DejaVu Math" fo:font-size="14pt" officeooo:paragraph-rsid="002e37d6"/>
    </style:style>
    <style:style style:name="P14" style:family="paragraph" style:parent-style-name="Standard">
      <style:paragraph-properties fo:text-align="center" style:justify-single-word="false"/>
      <style:text-properties style:font-name="TeX Gyre DejaVu Math" fo:font-weight="normal" officeooo:rsid="00186cfc" officeooo:paragraph-rsid="00186cfc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eX Gyre DejaVu Math" fo:font-weight="normal" officeooo:rsid="00196472" officeooo:paragraph-rsid="00196472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eX Gyre DejaVu Math" fo:font-weight="normal" officeooo:rsid="00196472" officeooo:paragraph-rsid="001bbb09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eX Gyre DejaVu Math" fo:font-size="12pt" fo:font-weight="normal" officeooo:rsid="00327039" officeooo:paragraph-rsid="0032703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eX Gyre DejaVu Math" fo:font-size="12pt" fo:font-weight="normal" officeooo:rsid="00251518" officeooo:paragraph-rsid="0024673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Header">
      <style:text-properties style:font-name="TeX Gyre DejaVu Math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eX Gyre DejaVu Math" fo:font-size="12pt" fo:font-weight="normal" officeooo:rsid="00327039" officeooo:paragraph-rsid="00327039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eX Gyre DejaVu Math" fo:font-size="12pt" fo:font-weight="normal" officeooo:rsid="0032cdb7" officeooo:paragraph-rsid="0032cdb7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eX Gyre DejaVu Math" fo:font-size="12pt" fo:font-weight="normal" officeooo:rsid="0033ce46" officeooo:paragraph-rsid="0033ce4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TeX Gyre DejaVu Math" fo:font-size="12pt" fo:font-weight="normal" officeooo:rsid="00251518" officeooo:paragraph-rsid="0024673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eX Gyre DejaVu Math" officeooo:rsid="00363669" officeooo:paragraph-rsid="00363669"/>
    </style:style>
    <style:style style:name="P26" style:family="paragraph" style:parent-style-name="Standard">
      <style:paragraph-properties fo:text-align="center" style:justify-single-word="false"/>
      <style:text-properties style:font-name="TeX Gyre DejaVu Math" fo:font-size="14pt" fo:font-weight="bold" officeooo:rsid="00363669" officeooo:paragraph-rsid="0036366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eX Gyre DejaVu Math" fo:font-size="14pt" fo:font-weight="bold" officeooo:rsid="00363669" officeooo:paragraph-rsid="0036366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eX Gyre DejaVu Math" fo:font-size="14pt" fo:font-weight="bold" officeooo:rsid="001bbb09" officeooo:paragraph-rsid="001bbb0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eX Gyre DejaVu Math" fo:font-size="14pt" fo:font-weight="bold" officeooo:rsid="00246732" officeooo:paragraph-rsid="00246732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eX Gyre DejaVu Math" fo:font-weight="normal" officeooo:rsid="00186cfc" officeooo:paragraph-rsid="00186cfc" style:font-weight-asian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TeX Gyre DejaVu Math" fo:font-weight="normal" officeooo:rsid="00363669" officeooo:paragraph-rsid="00363669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eX Gyre DejaVu Math" fo:font-weight="normal" officeooo:rsid="00196472" officeooo:paragraph-rsid="001bbb09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eX Gyre DejaVu Math" fo:font-weight="normal" officeooo:rsid="00196472" officeooo:paragraph-rsid="00366eb5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TeX Gyre DejaVu Math" fo:font-weight="normal" officeooo:rsid="00196472" officeooo:paragraph-rsid="003750c4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eX Gyre DejaVu Math" fo:font-weight="normal" officeooo:paragraph-rsid="00366eb5"/>
    </style:style>
    <style:style style:name="P36" style:family="paragraph" style:parent-style-name="Standard">
      <style:paragraph-properties fo:text-align="justify" style:justify-single-word="false"/>
      <style:text-properties style:font-name="TeX Gyre DejaVu Math" fo:font-size="16pt" fo:font-weight="bold" officeooo:rsid="001bbb09" officeooo:paragraph-rsid="001f3025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eX Gyre DejaVu Math" fo:font-size="16pt" fo:font-weight="bold" officeooo:rsid="001bbb09" officeooo:paragraph-rsid="003a0450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eX Gyre DejaVu Math" fo:font-weight="bold" officeooo:rsid="001bbb09" officeooo:paragraph-rsid="003750c4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TeX Gyre DejaVu Math" fo:font-weight="bold" officeooo:rsid="001bbb09" officeooo:paragraph-rsid="003a0450" style:font-weight-asian="bold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officeooo:paragraph-rsid="00327039"/>
    </style:style>
    <style:style style:name="P41" style:family="paragraph" style:parent-style-name="Standard" style:list-style-name="L1">
      <style:paragraph-properties fo:text-align="justify" style:justify-single-word="false"/>
      <style:text-properties officeooo:paragraph-rsid="0032cdb7"/>
    </style:style>
    <style:style style:name="P42" style:family="paragraph" style:parent-style-name="Standard" style:list-style-name="L1">
      <style:paragraph-properties fo:text-align="justify" style:justify-single-word="false"/>
      <style:text-properties officeooo:rsid="003a0450" officeooo:paragraph-rsid="003a0450"/>
    </style:style>
    <style:style style:name="T1" style:family="text">
      <style:text-properties style:font-name="TeX Gyre DejaVu Math" fo:font-size="9.75pt" fo:font-style="normal" style:font-style-asian="normal" style:font-style-complex="normal"/>
    </style:style>
    <style:style style:name="T2" style:family="text">
      <style:text-properties style:font-name="TeX Gyre DejaVu Math" fo:font-size="9.69999980926514pt" style:font-size-asian="9.69999980926514pt" style:font-size-complex="9.69999980926514pt"/>
    </style:style>
    <style:style style:name="T3" style:family="text">
      <style:text-properties style:font-name="TeX Gyre DejaVu Math" fo:font-size="12pt" fo:font-weight="normal" style:font-size-asian="10.5pt" style:font-weight-asian="normal" style:font-size-complex="12pt" style:font-weight-complex="normal"/>
    </style:style>
    <style:style style:name="T4" style:family="text">
      <style:text-properties style:font-name="TeX Gyre DejaVu Math" fo:font-size="12pt" fo:font-weight="normal" officeooo:rsid="00327039" style:font-size-asian="10.5pt" style:font-weight-asian="normal" style:font-size-complex="12pt" style:font-weight-complex="normal"/>
    </style:style>
    <style:style style:name="T5" style:family="text">
      <style:text-properties style:font-name="TeX Gyre DejaVu Math" fo:font-size="12pt" fo:font-weight="normal" officeooo:rsid="0032cdb7" style:font-size-asian="10.5pt" style:font-weight-asian="normal" style:font-size-complex="12pt" style:font-weight-complex="normal"/>
    </style:style>
    <style:style style:name="T6" style:family="text">
      <style:text-properties style:font-name="TeX Gyre DejaVu Math" fo:font-size="12pt" fo:font-weight="normal" officeooo:rsid="0033ce46" style:font-size-asian="10.5pt" style:font-weight-asian="normal" style:font-size-complex="12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63669" style:font-weight-asian="bold" style:font-weight-complex="bold"/>
    </style:style>
    <style:style style:name="T9" style:family="text">
      <style:text-properties fo:font-weight="bold" officeooo:rsid="00196472" style:font-weight-asian="bold" style:font-weight-complex="bold"/>
    </style:style>
    <style:style style:name="T10" style:family="text">
      <style:text-properties fo:font-weight="bold" officeooo:rsid="00246732" style:font-size-asian="14pt" style:font-weight-asian="bold" style:font-size-complex="14pt" style:font-weight-complex="bold"/>
    </style:style>
    <style:style style:name="T11" style:family="text">
      <style:text-properties fo:font-weight="normal" officeooo:rsid="003a0450" style:font-weight-asian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normal" officeooo:rsid="003750c4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3a0450" style:font-size-asian="12.25pt" style:font-weight-asian="normal" style:font-size-complex="14pt" style:font-weight-complex="normal"/>
    </style:style>
    <style:style style:name="T15" style:family="text">
      <style:text-properties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02d37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251518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3a045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8e8de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a0450" style:font-size-asian="12pt" style:font-weight-asian="normal" style:font-size-complex="12pt" style:font-weight-complex="normal"/>
    </style:style>
    <style:style style:name="T21" style:family="text">
      <style:text-properties officeooo:rsid="00246732"/>
    </style:style>
    <style:style style:name="T22" style:family="text">
      <style:text-properties officeooo:rsid="00363669"/>
    </style:style>
    <style:style style:name="T23" style:family="text">
      <style:text-properties fo:font-variant="normal" fo:text-transform="none" fo:color="#222222" style:font-name="open sans" fo:font-size="12pt" fo:letter-spacing="normal" fo:font-style="normal"/>
    </style:style>
    <style:style style:name="T24" style:family="text">
      <style:text-properties fo:font-variant="normal" fo:text-transform="none" fo:color="#222222" style:font-name="open sans" fo:font-size="12pt" fo:letter-spacing="normal" fo:font-style="normal" officeooo:rsid="003750c4"/>
    </style:style>
    <style:style style:name="T25" style:family="text">
      <style:text-properties officeooo:rsid="00196472" style:font-weight-asian="normal" style:font-weight-complex="normal"/>
    </style:style>
    <style:style style:name="T26" style:family="text">
      <style:text-properties officeooo:rsid="00363669" style:font-weight-asian="normal" style:font-weight-complex="normal"/>
    </style:style>
    <style:style style:name="T27" style:family="text">
      <style:text-properties officeooo:rsid="00366eb5"/>
    </style:style>
    <style:style style:name="T28" style:family="text">
      <style:text-properties officeooo:rsid="003750c4"/>
    </style:style>
    <style:style style:name="T29" style:family="text">
      <style:text-properties officeooo:rsid="003a04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5">SSC0902 – Organização e Arquitetura de Computadores – 1º sem/2019 2º Trabalho Prático</text:p>
      <text:p text:style-name="P3"/>
      <text:p text:style-name="P3"/>
      <text:p text:style-name="P3"/>
      <text:p text:style-name="P3"/>
      <text:p text:style-name="P26">Recurso Educacional Aberto Sobre Barramentos</text:p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/>
      <text:p text:style-name="P14"/>
      <text:p text:style-name="P14"/>
      <text:p text:style-name="P14"/>
      <text:p text:style-name="P14"><text:span text:style-name="T22">Alunos</text:span>: <text:span text:style-name="T7">Matheus Tomieiro de Oliveira</text:span><text:span text:style-name="T8">(10734630)</text:span></text:p>
      <text:p text:style-name="P31"><text:span text:style-name="T8">M</text:span><text:span text:style-name="T7">ateus Prado Santos(10851707)</text:span></text:p>
      <text:p text:style-name="P14"/>
      <text:p text:style-name="P14"><text:span text:style-name="T22">Professora</text:span>: <text:span text:style-name="T7">Sarita Mazzini Bruschi</text:span>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><text:span text:style-name="T22">JUNHO</text:span>/2018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7"><text:span text:style-name="T28">1.0) </text:span>Introdução</text:p>
      <text:p text:style-name="P6"/>
      <text:p text:style-name="P35"><text:span text:style-name="T9"/></text:p>
      <text:p text:style-name="P35"><text:span text:style-name="T9"><text:tab/></text:span><text:span text:style-name="T23">Processador, memória, placa de vídeo, disco rígido... todos </text:span><text:span text:style-name="T24">esses </text:span><text:span text:style-name="T23">componentes individuais que precisam se comunicar para fazer o nosso computador funcionar do jeito que esperamos utilizam barramentos de transporte de dados.</text:span><text:span text:style-name="T25"> </text:span><text:span text:style-name="T26">Esse e outros motivos tornam o estudo de barramentos muito importante no entendimento pleno do funcionamento de um computador que faz parte da vida cotidiana de milhões de pessoas no mundo inteiro</text:span><text:span text:style-name="T25">.</text:span></text:p>
      <text:p text:style-name="P35"><text:span text:style-name="T25"><text:s/></text:span></text:p>
      <text:p text:style-name="P33"><text:tab/><text:span text:style-name="T22">Visando essa importância em mesclagem com uma visível falta de de materiais com conteúdo sobre barramentos, foi escolhido que o projeto trataria de um Recurso Educacional Aberto(REA) abordando de forma geral os barramentos de um computador incluindo suas origens, funções e desenvolvimento até o que se tornaram nos dias atuais. </text:span></text:p>
      <text:p text:style-name="P33"><text:span text:style-name="T22"><text:s/></text:span></text:p>
      <text:p text:style-name="P16"><text:tab/><text:span text:style-name="T27">O projeto desenvolvido é um site simples com ilustrações que seguem uma sequência lógica que o próprio usuário percorre à sua própria vontade e no seu próprio tempo. O conteúdo foi escolhido e exposto de forma clara e objetiva de forma que o REA possa ser utilizado não apenas por pessoas da área de computação, mas também pelo público leigo no geral.</text:span></text:p>
      <text:p text:style-name="P16"/>
      <text:p text:style-name="P16"><text:tab/><text:span text:style-name="T28">Os quadros que podem ser acessados na página incluem imagens ilustrativas e textos informativos acerca de:</text:span></text:p>
      <text:p text:style-name="P16"/>
      <text:p text:style-name="P16"><text:tab/>-<text:span text:style-name="T28">Introdução básica da arquitetura de um computador;</text:span></text:p>
      <text:p text:style-name="P34"><text:tab/></text:p>
      <text:p text:style-name="P34"><text:tab/>-<text:span text:style-name="T28">Introdução do que é um barramento;</text:span></text:p>
      <text:p text:style-name="P34"/>
      <text:p text:style-name="P34"><text:tab/>-<text:span text:style-name="T28">Importância do barramento numa arquitetura;</text:span></text:p>
      <text:p text:style-name="P34"/>
      <text:p text:style-name="P34"><text:tab/>-<text:span text:style-name="T28">História geral dos barramentos com os exemplos mais importantes;</text:span></text:p>
      <text:p text:style-name="P34"/>
      <text:p text:style-name="P34"><text:tab/>-...</text:p>
      <text:p text:style-name="P16"/>
      <text:p text:style-name="P16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><text:span text:style-name="T28">2</text:span>.<text:span text:style-name="T21">0)</text:span> Desenvolvimento do trabalho</text:p>
      <text:p text:style-name="P12"/>
      <text:p text:style-name="P38"><text:span text:style-name="T12"><text:tab/></text:span></text:p>
      <text:p text:style-name="P39"><text:span text:style-name="T12"><text:tab/></text:span><text:span text:style-name="T19">Para o desenvolvimento do projeto </text:span><text:span text:style-name="T20">foi feito um site com as linguagens JavaScript, CSS e HTML…. </text:span></text:p>
      <text:p text:style-name="P39"><text:span text:style-name="T20"/></text:p>
      <text:p text:style-name="P39"><text:span text:style-name="T20"><text:tab/>As imagens foram feitas e editadas utilizando o programa GIMP…</text:span></text:p>
      <text:p text:style-name="P39"><text:span text:style-name="T20"/></text:p>
      <text:p text:style-name="P39"><text:span text:style-name="T20"><text:tab/>Fontes usadas….</text:span><text:span text:style-name="T13"> </text:span><text:span text:style-name="T12"><text:tab/></text:span></text:p>
      <text:p text:style-name="P5"><text:span text:style-name="T16"><text:tab/> <text:s text:c="4"/></text:span></text:p>
      <text:p text:style-name="P37"><text:tab/><text:span text:style-name="T20">Tablet… feito na mão….</text:span></text:p>
      <text:p text:style-name="P7"/>
      <text:p text:style-name="P7"/>
      <text:p text:style-name="P7"/>
      <text:p text:style-name="P7"/>
      <text:p text:style-name="P8"><text:span text:style-name="T28">3.0</text:span>)<text:span text:style-name="T28">Conclusões</text:span></text:p>
      <text:p text:style-name="P8"><text:tab/></text:p>
      <text:p text:style-name="P8"/>
      <text:p text:style-name="P8"/>
      <text:p text:style-name="P8"><text:tab/><text:span text:style-name="T18">…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><text:span text:style-name="T28">4</text:span>.0)<text:span text:style-name="T28">Bibliografia</text:span></text:p>
      <text:p text:style-name="P9"><text:tab/></text:p>
      <text:p text:style-name="P13"><text:span text:style-name="T10"><text:tab/></text:span></text:p>
      <text:p text:style-name="P10"/>
      <text:list xml:id="list3370789663" text:style-name="L1">
        <text:list-item>
          <text:p text:style-name="P42"><text:span text:style-name="T6">V</text:span><text:span text:style-name="T3">ozes da minha cabeç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TeX Gyre DejaVu Math" fo:font-size="9.75pt" fo:font-style="normal" style:font-style-asian="normal" style:font-style-complex="normal"/>
    </style:style>
    <style:style style:name="MP3" style:family="paragraph" style:parent-style-name="Header">
      <style:text-properties style:font-name="TeX Gyre DejaVu Math"/>
    </style:style>
    <style:style style:name="MP4" style:family="paragraph" style:parent-style-name="Standard">
      <style:paragraph-properties fo:text-align="center" style:justify-single-word="false"/>
    </style:style>
    <style:style style:name="MT1" style:family="text">
      <style:text-properties style:font-name="TeX Gyre DejaVu Math" fo:font-size="9.75pt" fo:font-style="normal" style:font-style-asian="normal" style:font-style-complex="normal"/>
    </style:style>
    <style:style style:name="MT2" style:family="text">
      <style:text-properties style:font-name="TeX Gyre DejaVu Math" fo:font-size="9.69999980926514pt" style:font-size-asian="9.69999980926514pt" style:font-size-complex="9.699999809265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Av. Trabalhador São-carlense, 400, Caixa Postal 668 - CEP 13560-970 - São Carlos/SP - Fone (016)273-9671 - Fax (016)273-9751</text:p>
        <text:p text:style-name="MP3"/>
      </style:header>
      <style:header-first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4"><text:span text:style-name="MT1">Av. Trabalhador São-carlense, 400, Caixa Postal 668 - CEP 13560-970 - São Carlos/SP – Fone </text:span><text:span text:style-name="MT2">(16) 3373-9700</text:span></text:p>
        <text:p text:style-name="MP3"/>
      </style:header-first>
      <style:header-left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Av. Trabalhador São-carlense, 400, Caixa Postal 668 - CEP 13560-970 - São Carlos/SP - Fone (016)273-9671 - Fax (016)273-9751</text:p>
        <text:p text:style-name="MP3"/>
      </style:head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3:26:20.537536849</meta:creation-date>
    <dc:date>2019-06-28T16:34:36.569805261</dc:date>
    <meta:editing-duration>PT24M3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45" meta:word-count="402" meta:character-count="2710" meta:non-whitespace-character-count="2311"/>
  </office:meta>
</office:document-meta>
</file>